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 style:data-style-name="N137"/>
    <style:style style:name="ce6" style:family="table-cell" style:parent-style-name="Default" style:data-style-name="N49">
      <style:text-properties fo:font-weight="normal" style:font-weight-asian="normal" style:font-weight-complex="normal"/>
    </style:style>
    <style:style style:name="ce2" style:family="table-cell" style:parent-style-name="Default" style:data-style-name="N49"/>
    <style:style style:name="ce8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8000"/>
    </style:style>
    <style:style style:name="ce11" style:family="table-cell" style:parent-style-name="Default">
      <style:table-cell-properties fo:background-color="#81d41a"/>
    </style:style>
    <style:style style:name="ce1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9cm" svg:height="8.999cm" svg:x="11.328cm" svg:y="1.003cm">
            <draw:object draw:notify-on-update-of-ranges="Tabelle1.A3:Tabelle1.A20 Tabelle1.G3:Tabelle1.G20 Tabelle1.D3:Tabelle1.D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16379" table:default-cell-style-name="Default"/>
        <table:table-row table:style-name="ro1">
          <table:table-cell table:style-name="ce3" office:value-type="string" calcext:value-type="string">
            <text:p>condition id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conversion</text:p>
          </table:table-cell>
          <table:table-cell table:style-name="ce3" office:value-type="string" calcext:value-type="string">
            <text:p>reaction started on date</text:p>
          </table:table-cell>
          <table:table-cell table:style-name="ce3" office:value-type="string" calcext:value-type="string">
            <text:p>reaction prepared from stock</text:p>
          </table:table-cell>
          <table:table-cell table:style-name="ce3" office:value-type="string" calcext:value-type="string">
            <text:p>consolidated pH @37°C</text:p>
          </table:table-cell>
          <table:table-cell table:style-name="ce3" table:number-columns-repeated="1637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6379"/>
        </table:table-row>
        <table:table-row table:style-name="ro1">
          <table:table-cell table:style-name="ce4" office:value-type="string" calcext:value-type="string">
            <text:p>x31</text:p>
          </table:table-cell>
          <table:table-cell/>
          <table:table-cell office:value-type="float" office:value="555" calcext:value-type="float">
            <text:p>555</text:p>
          </table:table-cell>
          <table:table-cell table:formula="of:=[.C3]/1000" office:value-type="percentage" office:value="0.555" calcext:value-type="percentage">
            <text:p>55.5%</text:p>
          </table:table-cell>
          <table:table-cell table:style-name="ce6" office:value-type="date" office:date-value="2024-08-27" calcext:value-type="date">
            <text:p>2024-08-27</text:p>
          </table:table-cell>
          <table:table-cell table:style-name="ce8" office:value-type="string" calcext:value-type="string">
            <text:p>x30</text:p>
          </table:table-cell>
          <table:table-cell table:style-name="ce4" office:value-type="float" office:value="7.36" calcext:value-type="float">
            <text:p>7.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32</text:p>
          </table:table-cell>
          <table:table-cell/>
          <table:table-cell office:value-type="float" office:value="530" calcext:value-type="float">
            <text:p>530</text:p>
          </table:table-cell>
          <table:table-cell table:formula="of:=[.C4]/1000" office:value-type="percentage" office:value="0.53" calcext:value-type="percentage">
            <text:p>53.0%</text:p>
          </table:table-cell>
          <table:table-cell office:value-type="date" office:date-value="2024-09-01" calcext:value-type="date">
            <text:p>2024-09-01</text:p>
          </table:table-cell>
          <table:table-cell table:style-name="ce9" office:value-type="string" calcext:value-type="string">
            <text:p>x30</text:p>
          </table:table-cell>
          <table:table-cell office:value-type="float" office:value="7.36" calcext:value-type="float">
            <text:p>7.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35</text:p>
          </table:table-cell>
          <table:table-cell office:value-type="string" calcext:value-type="string">
            <text:p>diluted</text:p>
          </table:table-cell>
          <table:table-cell office:value-type="float" office:value="532" calcext:value-type="float">
            <text:p>532</text:p>
          </table:table-cell>
          <table:table-cell table:formula="of:=[.C5]/1000" office:value-type="percentage" office:value="0.532" calcext:value-type="percentage">
            <text:p>53.2%</text:p>
          </table:table-cell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x35</text:p>
          </table:table-cell>
          <table:table-cell office:value-type="float" office:value="7.36" calcext:value-type="float">
            <text:p>7.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36</text:p>
          </table:table-cell>
          <table:table-cell office:value-type="string" calcext:value-type="string">
            <text:p>high ionic strength</text:p>
          </table:table-cell>
          <table:table-cell office:value-type="float" office:value="538" calcext:value-type="float">
            <text:p>538</text:p>
          </table:table-cell>
          <table:table-cell table:formula="of:=[.C6]/1000" office:value-type="percentage" office:value="0.538" calcext:value-type="percentage">
            <text:p>53.8%</text:p>
          </table:table-cell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x36</text:p>
          </table:table-cell>
          <table:table-cell office:value-type="float" office:value="7.17" calcext:value-type="float">
            <text:p>7.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37</text:p>
          </table:table-cell>
          <table:table-cell office:value-type="string" calcext:value-type="string">
            <text:p>diluted</text:p>
          </table:table-cell>
          <table:table-cell office:value-type="float" office:value="535" calcext:value-type="float">
            <text:p>535</text:p>
          </table:table-cell>
          <table:table-cell table:formula="of:=[.C7]/1000" office:value-type="percentage" office:value="0.535" calcext:value-type="percentage">
            <text:p>53.5%</text:p>
          </table:table-cell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x35</text:p>
          </table:table-cell>
          <table:table-cell office:value-type="float" office:value="7.36" calcext:value-type="float">
            <text:p>7.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38</text:p>
          </table:table-cell>
          <table:table-cell office:value-type="string" calcext:value-type="string">
            <text:p>high ionic strength</text:p>
          </table:table-cell>
          <table:table-cell office:value-type="float" office:value="539" calcext:value-type="float">
            <text:p>539</text:p>
          </table:table-cell>
          <table:table-cell table:formula="of:=[.C8]/1000" office:value-type="percentage" office:value="0.539" calcext:value-type="percentage">
            <text:p>53.9%</text:p>
          </table:table-cell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x36</text:p>
          </table:table-cell>
          <table:table-cell office:value-type="float" office:value="7.17" calcext:value-type="float">
            <text:p>7.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39</text:p>
          </table:table-cell>
          <table:table-cell office:value-type="string" calcext:value-type="string">
            <text:p>reaction did not proceed (enzyme inactive at this pH?)</text:p>
          </table:table-cell>
          <table:table-cell table:number-columns-repeated="2"/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x39</text:p>
          </table:table-cell>
          <table:table-cell table:style-name="ce12" office:value-type="float" office:value="5.01" calcext:value-type="float">
            <text:p>5.0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42</text:p>
          </table:table-cell>
          <table:table-cell/>
          <table:table-cell office:value-type="float" office:value="532" calcext:value-type="float">
            <text:p>532</text:p>
          </table:table-cell>
          <table:table-cell table:formula="of:=[.C10]/1000" office:value-type="percentage" office:value="0.532" calcext:value-type="percentage">
            <text:p>53.2%</text:p>
          </table:table-cell>
          <table:table-cell office:value-type="date" office:date-value="2024-09-01" calcext:value-type="date">
            <text:p>2024-09-01</text:p>
          </table:table-cell>
          <table:table-cell table:style-name="ce10" office:value-type="string" calcext:value-type="string">
            <text:p>x40</text:p>
          </table:table-cell>
          <table:table-cell office:value-type="float" office:value="9.2" calcext:value-type="float">
            <text:p>9.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45</text:p>
          </table:table-cell>
          <table:table-cell/>
          <table:table-cell office:value-type="float" office:value="548" calcext:value-type="float">
            <text:p>548</text:p>
          </table:table-cell>
          <table:table-cell table:formula="of:=[.C11]/1000" office:value-type="percentage" office:value="0.548" calcext:value-type="percentage">
            <text:p>54.8%</text:p>
          </table:table-cell>
          <table:table-cell office:value-type="date" office:date-value="2024-09-05" calcext:value-type="date">
            <text:p>2024-09-05</text:p>
          </table:table-cell>
          <table:table-cell table:style-name="ce10" office:value-type="string" calcext:value-type="string">
            <text:p>x40</text:p>
          </table:table-cell>
          <table:table-cell office:value-type="float" office:value="9.2" calcext:value-type="float">
            <text:p>9.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46</text:p>
          </table:table-cell>
          <table:table-cell/>
          <table:table-cell office:value-type="float" office:value="411" calcext:value-type="float">
            <text:p>411</text:p>
          </table:table-cell>
          <table:table-cell table:formula="of:=[.C12]/1000" office:value-type="percentage" office:value="0.411" calcext:value-type="percentage">
            <text:p>41.1%</text:p>
          </table:table-cell>
          <table:table-cell office:value-type="date" office:date-value="2024-09-05" calcext:value-type="date">
            <text:p>2024-09-05</text:p>
          </table:table-cell>
          <table:table-cell office:value-type="string" calcext:value-type="string">
            <text:p>x43</text:p>
          </table:table-cell>
          <table:table-cell office:value-type="float" office:value="6.13" calcext:value-type="float">
            <text:p>6.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47</text:p>
          </table:table-cell>
          <table:table-cell/>
          <table:table-cell office:value-type="float" office:value="564" calcext:value-type="float">
            <text:p>564</text:p>
          </table:table-cell>
          <table:table-cell table:formula="of:=[.C13]/1000" office:value-type="percentage" office:value="0.564" calcext:value-type="percentage">
            <text:p>56.4%</text:p>
          </table:table-cell>
          <table:table-cell office:value-type="date" office:date-value="2024-09-05" calcext:value-type="date">
            <text:p>2024-09-05</text:p>
          </table:table-cell>
          <table:table-cell table:style-name="ce11" office:value-type="string" calcext:value-type="string">
            <text:p>x44</text:p>
          </table:table-cell>
          <table:table-cell office:value-type="float" office:value="7.99" calcext:value-type="float">
            <text:p>7.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50</text:p>
          </table:table-cell>
          <table:table-cell/>
          <table:table-cell office:value-type="float" office:value="523" calcext:value-type="float">
            <text:p>523</text:p>
          </table:table-cell>
          <table:table-cell table:formula="of:=[.C14]/1000" office:value-type="percentage" office:value="0.523" calcext:value-type="percentage">
            <text:p>52.3%</text:p>
          </table:table-cell>
          <table:table-cell office:value-type="date" office:date-value="2024-10-01" calcext:value-type="date">
            <text:p>2024-10-01</text:p>
          </table:table-cell>
          <table:table-cell table:style-name="ce9" office:value-type="string" calcext:value-type="string">
            <text:p>x30</text:p>
          </table:table-cell>
          <table:table-cell office:value-type="float" office:value="7.36" calcext:value-type="float">
            <text:p>7.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51</text:p>
          </table:table-cell>
          <table:table-cell/>
          <table:table-cell office:value-type="float" office:value="568" calcext:value-type="float">
            <text:p>568</text:p>
          </table:table-cell>
          <table:table-cell table:formula="of:=[.C15]/1000" office:value-type="percentage" office:value="0.568" calcext:value-type="percentage">
            <text:p>56.8%</text:p>
          </table:table-cell>
          <table:table-cell office:value-type="date" office:date-value="2024-10-01" calcext:value-type="date">
            <text:p>2024-10-01</text:p>
          </table:table-cell>
          <table:table-cell table:style-name="ce11" office:value-type="string" calcext:value-type="string">
            <text:p>x44</text:p>
          </table:table-cell>
          <table:table-cell office:value-type="float" office:value="7.99" calcext:value-type="float">
            <text:p>7.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52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[.C16]/1000" office:value-type="percentage" office:value="0.45" calcext:value-type="percentage">
            <text:p>45.0%</text:p>
          </table:table-cell>
          <table:table-cell office:value-type="date" office:date-value="2024-10-01" calcext:value-type="date">
            <text:p>2024-10-01</text:p>
          </table:table-cell>
          <table:table-cell office:value-type="string" calcext:value-type="string">
            <text:p>x48</text:p>
          </table:table-cell>
          <table:table-cell office:value-type="float" office:value="6.77" calcext:value-type="float">
            <text:p>6.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53</text:p>
          </table:table-cell>
          <table:table-cell/>
          <table:table-cell office:value-type="float" office:value="451" calcext:value-type="float">
            <text:p>451</text:p>
          </table:table-cell>
          <table:table-cell table:formula="of:=[.C17]/1000" office:value-type="percentage" office:value="0.451" calcext:value-type="percentage">
            <text:p>45.1%</text:p>
          </table:table-cell>
          <table:table-cell office:value-type="date" office:date-value="2024-10-01" calcext:value-type="date">
            <text:p>2024-10-01</text:p>
          </table:table-cell>
          <table:table-cell office:value-type="string" calcext:value-type="string">
            <text:p>x48</text:p>
          </table:table-cell>
          <table:table-cell office:value-type="float" office:value="6.77" calcext:value-type="float">
            <text:p>6.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54</text:p>
          </table:table-cell>
          <table:table-cell/>
          <table:table-cell office:value-type="float" office:value="548" calcext:value-type="float">
            <text:p>548</text:p>
          </table:table-cell>
          <table:table-cell table:formula="of:=[.C18]/1000" office:value-type="percentage" office:value="0.548" calcext:value-type="percentage">
            <text:p>54.8%</text:p>
          </table:table-cell>
          <table:table-cell office:value-type="date" office:date-value="2024-10-01" calcext:value-type="date">
            <text:p>2024-10-01</text:p>
          </table:table-cell>
          <table:table-cell office:value-type="string" calcext:value-type="string">
            <text:p>x49</text:p>
          </table:table-cell>
          <table:table-cell office:value-type="float" office:value="8.32" calcext:value-type="float">
            <text:p>8.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55</text:p>
          </table:table-cell>
          <table:table-cell/>
          <table:table-cell office:value-type="float" office:value="548" calcext:value-type="float">
            <text:p>548</text:p>
          </table:table-cell>
          <table:table-cell table:formula="of:=[.C19]/1000" office:value-type="percentage" office:value="0.548" calcext:value-type="percentage">
            <text:p>54.8%</text:p>
          </table:table-cell>
          <table:table-cell office:value-type="date" office:date-value="2024-10-01" calcext:value-type="date">
            <text:p>2024-10-01</text:p>
          </table:table-cell>
          <table:table-cell office:value-type="string" calcext:value-type="string">
            <text:p>x49</text:p>
          </table:table-cell>
          <table:table-cell office:value-type="float" office:value="8.32" calcext:value-type="float">
            <text:p>8.32</text:p>
          </table:table-cell>
          <table:table-cell table:number-columns-repeated="16377"/>
        </table:table-row>
      </table:table>
      <table:named-expressions/>
      <table:database-ranges>
        <table:database-range table:name="__Anonymous_Sheet_DB__0" table:target-range-address="Tabelle1.A1:Tabelle1.G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16" number:min-decimal-places="16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3" number:min-decimal-places="3" number:min-integer-digits="1"/>
    </number:number-style>
    <number:percentage-style style:name="N137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5:23:52.926666091</meta:creation-date>
    <dc:date>2024-10-05T18:01:03.224684432</dc:date>
    <meta:editing-duration>PT38M43S</meta:editing-duration>
    <meta:editing-cycles>5</meta:editing-cycles>
    <meta:generator>LibreOffice/7.4.7.2$Linux_X86_64 LibreOffice_project/40$Build-2</meta:generator>
    <meta:document-statistic meta:table-count="1" meta:cell-count="11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data-label-number="none" chart:data-label-text="true" chart:data-label-symbol="false" chart:data-label-series="false"/>
    </style:style>
    <style:style style:name="ch3" style:family="chart" style:data-style-name="N0">
      <style:chart-properties chart:display-label="true" chart:logarithmic="false" chart:minimum="6" chart:maximum="9.5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8pt" style:font-size-asian="10pt" style:font-size-complex="10pt"/>
    </style:style>
    <style:style style:name="ch4" style:family="chart">
      <style:chart-properties chart:auto-position="true" style:rotation-angle="0"/>
      <style:text-properties fo:font-size="18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10">
      <style:chart-properties chart:display-label="true" chart:logarithmic="false" chart:minimum="0.4" chart:maximum="0.6" chart:origin="0" chart:interval-major="0.05" chart:reverse-direction="false" text:line-break="false" loext:try-staggering-first="false" chart:link-data-style-to-source="false" chart:axis-position="0"/>
      <style:graphic-properties svg:stroke-color="#b3b3b3"/>
      <style:text-properties fo:font-size="18pt" style:font-size-asian="10pt" style:font-size-complex="10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 chart:data-label-number="none" chart:data-label-text="true" chart:data-label-symbol="false" chart:data-label-series="false" chart:label-position="top"/>
      <style:graphic-properties draw:stroke="none" svg:stroke-width="0.08cm" svg:stroke-color="#ff420e" draw:fill-color="#ff420e" dr3d:edge-rounding="5%"/>
      <style:text-properties fo:font-size="12pt" style:font-size-asian="10pt" style:font-size-complex="10pt"/>
    </style:style>
    <style:style style:name="ch9" style:family="chart">
      <style:chart-properties chart:solid-type="cuboid" chart:symbol-type="named-symbol" chart:symbol-name="diamond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plot-area chart:style-name="ch2" table:cell-range-address="Tabelle1.A3:Tabelle1.A20 Tabelle1.G3:Tabelle1.G20 Tabelle1.D3:Tabelle1.D20" chart:data-source-has-labels="column" svg:x="1.466cm" svg:y="0.019cm" svg:width="14.332cm" svg:height="7.324cm">
          <chart:coordinate-region svg:x="2.961cm" svg:y="0.378cm" svg:width="12.399cm" svg:height="6.001cm"/>
          <chart:axis chart:dimension="x" chart:name="primary-x" chart:style-name="ch3" chartooo:axis-type="auto">
            <chart:title svg:x="6.917cm" svg:y="7.523cm" chart:style-name="ch4">
              <text:p>pH @ 37°C</text:p>
            </chart:title>
            <chart:categories table:cell-range-address="Tabelle1.A3:Tabelle1.A20"/>
            <chart:grid chart:style-name="ch5" chart:class="major"/>
          </chart:axis>
          <chart:axis chart:dimension="y" chart:name="primary-y" chart:style-name="ch6">
            <chart:title svg:x="0.05cm" svg:y="5.303cm" chart:style-name="ch7">
              <text:p>conversion</text:p>
            </chart:title>
            <chart:grid chart:style-name="ch5" chart:class="major"/>
          </chart:axis>
          <chart:series chart:style-name="ch8" chart:values-cell-range-address="Tabelle1.D3:Tabelle1.D20" chart:class="chart:scatter">
            <chart:domain table:cell-range-address="Tabelle1.G3:Tabelle1.G20"/>
            <chart:data-point/>
            <chart:data-point chart:style-name="ch9" loext:custom-label-pos-x="-0.0445652853303331" loext:custom-label-pos-y="0.0870096677408601"/>
            <chart:data-point chart:style-name="ch9" loext:custom-label-pos-x="0.060566285392837" loext:custom-label-pos-y="0"/>
            <chart:data-point/>
            <chart:data-point chart:style-name="ch9" loext:custom-label-pos-x="0.0483155197199825" loext:custom-label-pos-y="-0.0768974330481165"/>
            <chart:data-point chart:style-name="ch9" loext:custom-label-pos-x="-0.0398149884367773" loext:custom-label-pos-y="0.0567840871207912"/>
            <chart:data-point/>
            <chart:data-point chart:style-name="ch9" loext:custom-label-pos-x="-0.0311894493405838" loext:custom-label-pos-y="0.0502278030892322"/>
            <chart:data-point chart:repeated="2"/>
            <chart:data-point chart:style-name="ch9" loext:custom-label-pos-x="0.0217513594599662" loext:custom-label-pos-y="-0.0151127903100344"/>
            <chart:data-point chart:style-name="ch9" loext:custom-label-pos-x="0.0823801487592974" loext:custom-label-pos-y="0.0351150127791977"/>
            <chart:data-point chart:style-name="ch9" loext:custom-label-pos-x="-0.0275017188574287" loext:custom-label-pos-y="-0.00333370374486054"/>
            <chart:data-point chart:style-name="ch9" loext:custom-label-pos-x="-0.0189386836677293" loext:custom-label-pos-y="-0.0184464940548951"/>
            <chart:data-point chart:style-name="ch9" loext:custom-label-pos-x="0.044502781423839" loext:custom-label-pos-y="0.0301144571619069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x31</text:p>
                <draw:g>
                  <svg:desc>Tabelle1.A3:Tabelle1.A20</svg:desc>
                </draw:g>
              </table:table-cell>
              <table:table-cell office:value-type="float" office:value="7.36">
                <text:p>7.36</text:p>
                <draw:g>
                  <svg:desc>Tabelle1.G3:Tabelle1.G20</svg:desc>
                </draw:g>
              </table:table-cell>
              <table:table-cell office:value-type="float" office:value="0.555">
                <text:p>0.555</text:p>
                <draw:g>
                  <svg:desc>Tabelle1.D3:Tabelle1.D20</svg:desc>
                </draw:g>
              </table:table-cell>
            </table:table-row>
            <table:table-row>
              <table:table-cell office:value-type="string">
                <text:p>x32</text:p>
              </table:table-cell>
              <table:table-cell office:value-type="float" office:value="7.36">
                <text:p>7.3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x35</text:p>
              </table:table-cell>
              <table:table-cell office:value-type="float" office:value="7.36">
                <text:p>7.36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string">
                <text:p>x36</text:p>
              </table:table-cell>
              <table:table-cell office:value-type="float" office:value="7.17">
                <text:p>7.17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string">
                <text:p>x37</text:p>
              </table:table-cell>
              <table:table-cell office:value-type="float" office:value="7.36">
                <text:p>7.36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string">
                <text:p>x38</text:p>
              </table:table-cell>
              <table:table-cell office:value-type="float" office:value="7.17">
                <text:p>7.17</text:p>
              </table:table-cell>
              <table:table-cell office:value-type="float" office:value="0.539">
                <text:p>0.539</text:p>
              </table:table-cell>
            </table:table-row>
            <table:table-row>
              <table:table-cell office:value-type="string">
                <text:p>x39</text:p>
              </table:table-cell>
              <table:table-cell office:value-type="float" office:value="5.01">
                <text:p>5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42</text:p>
              </table:table-cell>
              <table:table-cell office:value-type="float" office:value="9.2">
                <text:p>9.2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string">
                <text:p>x45</text:p>
              </table:table-cell>
              <table:table-cell office:value-type="float" office:value="9.2">
                <text:p>9.2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string">
                <text:p>x46</text:p>
              </table:table-cell>
              <table:table-cell office:value-type="float" office:value="6.13">
                <text:p>6.13</text:p>
              </table:table-cell>
              <table:table-cell office:value-type="float" office:value="0.411">
                <text:p>0.411</text:p>
              </table:table-cell>
            </table:table-row>
            <table:table-row>
              <table:table-cell office:value-type="string">
                <text:p>x47</text:p>
              </table:table-cell>
              <table:table-cell office:value-type="float" office:value="7.99">
                <text:p>7.99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string">
                <text:p>x50</text:p>
              </table:table-cell>
              <table:table-cell office:value-type="float" office:value="7.36">
                <text:p>7.36</text:p>
              </table:table-cell>
              <table:table-cell office:value-type="float" office:value="0.523">
                <text:p>0.523</text:p>
              </table:table-cell>
            </table:table-row>
            <table:table-row>
              <table:table-cell office:value-type="string">
                <text:p>x51</text:p>
              </table:table-cell>
              <table:table-cell office:value-type="float" office:value="7.99">
                <text:p>7.99</text:p>
              </table:table-cell>
              <table:table-cell office:value-type="float" office:value="0.568">
                <text:p>0.568</text:p>
              </table:table-cell>
            </table:table-row>
            <table:table-row>
              <table:table-cell office:value-type="string">
                <text:p>x52</text:p>
              </table:table-cell>
              <table:table-cell office:value-type="float" office:value="6.77">
                <text:p>6.7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x53</text:p>
              </table:table-cell>
              <table:table-cell office:value-type="float" office:value="6.77">
                <text:p>6.77</text:p>
              </table:table-cell>
              <table:table-cell office:value-type="float" office:value="0.451">
                <text:p>0.451</text:p>
              </table:table-cell>
            </table:table-row>
            <table:table-row>
              <table:table-cell office:value-type="string">
                <text:p>x54</text:p>
              </table:table-cell>
              <table:table-cell office:value-type="float" office:value="8.32">
                <text:p>8.32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string">
                <text:p>x55</text:p>
              </table:table-cell>
              <table:table-cell office:value-type="float" office:value="8.32">
                <text:p>8.32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